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1" svg:font-family="等线"/>
    <style:font-face style:name="等线 Light" svg:font-family="'等线 Light'"/>
    <style:font-face style:name="等线4" svg:font-family="等线" style:font-family-generic="modern"/>
    <style:font-face style:name="思源黑体 Regular" svg:font-family="'思源黑体 Regular'" style:font-family-generic="swiss"/>
    <style:font-face style:name="等线2" svg:font-family="等线" style:font-family-generic="swiss"/>
    <style:font-face style:name="等距更纱黑体 SC1" svg:font-family="'等距更纱黑体 SC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等线" svg:font-family="等线" style:font-pitch="variable"/>
    <style:font-face style:name="宋体2" svg:font-family="宋体" style:font-family-generic="decorative" style:font-pitch="variable"/>
    <style:font-face style:name="等距更纱黑体 SC2" svg:font-family="'等距更纱黑体 SC'" style:font-family-generic="decorative" style:font-pitch="variable"/>
    <style:font-face style:name="Liberation Sans3" svg:font-family="'Liberation Sans'" style:font-family-generic="modern" style:font-pitch="variable"/>
    <style:font-face style:name="宋体1" svg:font-family="宋体" style:font-family-generic="modern" style:font-pitch="variable"/>
    <style:font-face style:name="思源黑体 Regular2" svg:font-family="'思源黑体 Regular'" style:font-family-generic="modern" style:font-pitch="variable"/>
    <style:font-face style:name="文泉驿微米黑1" svg:font-family="文泉驿微米黑" style:font-family-generic="modern" style:font-pitch="variable"/>
    <style:font-face style:name="等线3" svg:font-family="等线" style:font-family-generic="modern" style:font-pitch="variable"/>
    <style:font-face style:name="等距更纱黑体 SC" svg:font-family="'等距更纱黑体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思源黑体 Regular1" svg:font-family="'思源黑体 Regular'" style:font-family-generic="swiss" style:font-pitch="variable"/>
    <style:font-face style:name="文泉驿微米黑" svg:font-family="文泉驿微米黑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思源黑体 Regular3" svg:font-family="'思源黑体 Regular'" style:font-family-generic="modern" style:font-pitch="fixed"/>
    <style:font-face style:name="文泉驿微米黑2" svg:font-family="文泉驿微米黑" style:font-family-generic="modern" style:font-pitch="fixed"/>
  </office:font-face-decls>
  <office:automatic-styles>
    <style:style style:name="dp1" style:family="drawing-page">
      <style:drawing-page-properties presentation:transition-type="automatic" presentation:transition-speed="slow" presentation:duration="PT18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18cm" svg:stroke-color="#5b9bd5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18cm" svg:stroke-color="#70ad47" draw:stroke-linejoin="miter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ed7d31" draw:stroke-linejoin="miter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ed7d31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ed7d31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标题幻灯片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思源黑体 Regular1" fo:font-size="36pt" fo:letter-spacing="normal" fo:font-style="normal" style:text-underline-style="none" fo:font-weight="normal" style:font-name-asian="思源黑体 Regular3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767171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文泉驿微米黑2" style:font-size-asian="18pt" style:font-style-asian="normal" style:font-weight-asian="normal" style:font-name-complex="文泉驿微米黑" style:font-size-complex="1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文泉驿微米黑2" style:font-size-asian="18pt" style:font-style-asian="normal" style:font-weight-asian="normal" style:font-name-complex="文泉驿微米黑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等线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等线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思源黑体 Regular1" fo:font-size="14pt" fo:letter-spacing="normal" fo:font-style="normal" style:text-underline-style="none" fo:font-weight="normal" style:font-name-asian="思源黑体 Regular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思源黑体 Regular1" fo:font-size="16pt" fo:letter-spacing="normal" fo:font-style="normal" style:text-underline-style="none" fo:font-weight="normal" style:font-name-asian="思源黑体 Regular3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思源黑体 Regular1" fo:font-size="11pt" fo:letter-spacing="normal" fo:font-style="normal" style:text-underline-style="none" fo:font-weight="normal" style:font-name-asian="思源黑体 Regular3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等距更纱黑体 SC1" fo:font-size="18pt" fo:letter-spacing="normal" fo:font-style="normal" style:text-underline-style="none" fo:font-weight="normal" style:font-name-asian="等距更纱黑体 SC2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等线1" fo:font-size="18pt" fo:letter-spacing="normal" fo:font-style="normal" style:text-underline-style="none" fo:font-weight="normal" style:font-name-asian="等线4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7671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xml:id="id1" draw:id="id1" draw:layer="layout" svg:width="13.743cm" svg:height="1.739cm" svg:x="9.642cm" svg:y="0.923cm" presentation:class="title" presentation:user-transformed="true">
          <draw:text-box>
            <text:p text:style-name="P1"><text:span text:style-name="T1">生产环境数据同步灾备</text:span></text:p>
          </draw:text-box>
        </draw:frame>
        <draw:custom-shape draw:name="矩形 3" draw:style-name="gr1" draw:text-style-name="P3" xml:id="id2" draw:id="id2" draw:layer="layout" svg:width="4.758cm" svg:height="7.718cm" svg:x="4.414cm" svg:y="4.537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" draw:text-style-name="P3" xml:id="id4" draw:id="id4" draw:layer="layout" svg:width="4.758cm" svg:height="7.718cm" svg:x="25.133cm" svg:y="4.537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2" draw:text-style-name="P5" xml:id="id3" draw:id="id3" draw:layer="layout" svg:width="3.575cm" svg:height="1.013cm" svg:x="5.006cm" svg:y="2.959cm">
          <text:p text:style-name="P4"><text:span text:style-name="T2">生产环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2" draw:text-style-name="P5" xml:id="id5" draw:id="id5" draw:layer="layout" svg:width="3.575cm" svg:height="1.013cm" svg:x="25.725cm" svg:y="2.959cm">
          <text:p text:style-name="P4"><text:span text:style-name="T2">灾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2" draw:text-style-name="P5" xml:id="id6" draw:id="id6" draw:layer="layout" svg:width="3.575cm" svg:height="1.013cm" svg:x="5.006cm" svg:y="5.38cm">
          <text:p text:style-name="P4"><text:span text:style-name="T3">文件夹</text:span><text:span text:style-name="T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2" draw:text-style-name="P5" xml:id="id7" draw:id="id7" draw:layer="layout" svg:width="3.575cm" svg:height="1.013cm" svg:x="25.725cm" svg:y="5.433cm">
          <text:p text:style-name="P4"><text:span text:style-name="T3">文件夹</text:span><text:span text:style-name="T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2" draw:text-style-name="P5" xml:id="id8" draw:id="id8" draw:layer="layout" svg:width="3.575cm" svg:height="1.013cm" svg:x="5.006cm" svg:y="7.992cm">
          <text:p text:style-name="P4"><text:span text:style-name="T3">文件夹</text:span><text:span text:style-name="T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右 2" draw:style-name="gr3" draw:text-style-name="P6" xml:id="id9" draw:id="id9" draw:layer="layout" svg:width="8.482cm" svg:height="3.065cm" svg:x="13.119cm" svg:y="6.459cm">
          <text:p text:style-name="P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文本框 11" draw:style-name="gr2" draw:text-style-name="P5" xml:id="id10" draw:id="id10" draw:layer="layout" svg:width="3.575cm" svg:height="1.013cm" svg:x="25.725cm" svg:y="7.992cm">
          <text:p text:style-name="P4"><text:span text:style-name="T3">文件夹</text:span><text:span text:style-name="T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标题幻灯片" presentation:presentation-page-layout-name="AL1T0">
        <draw:custom-shape draw:name="矩形 3" draw:style-name="gr1" draw:text-style-name="P3" xml:id="id11" draw:id="id11" draw:layer="layout" svg:width="4.758cm" svg:height="7.718cm" svg:x="4.414cm" svg:y="4.5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" draw:text-style-name="P3" xml:id="id13" draw:id="id13" draw:layer="layout" svg:width="4.758cm" svg:height="7.718cm" svg:x="25.133cm" svg:y="4.56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2" draw:text-style-name="P5" xml:id="id12" draw:id="id12" draw:layer="layout" svg:width="3.575cm" svg:height="1.013cm" svg:x="5.006cm" svg:y="2.959cm">
          <text:p text:style-name="P8"><text:span text:style-name="T2">生产环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2" draw:text-style-name="P5" xml:id="id14" draw:id="id14" draw:layer="layout" svg:width="3.575cm" svg:height="1.013cm" svg:x="25.725cm" svg:y="2.959cm">
          <text:p text:style-name="P8"><text:span text:style-name="T2">灾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2" draw:text-style-name="P5" xml:id="id15" draw:id="id15" draw:layer="layout" svg:width="3.575cm" svg:height="1.013cm" svg:x="5.006cm" svg:y="5.38cm">
          <text:p text:style-name="P8"><text:span text:style-name="T3">文件夹</text:span><text:span text:style-name="T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2" draw:text-style-name="P5" xml:id="id16" draw:id="id16" draw:layer="layout" svg:width="3.575cm" svg:height="1.013cm" svg:x="25.725cm" svg:y="5.433cm">
          <text:p text:style-name="P8"><text:span text:style-name="T3">文件夹</text:span><text:span text:style-name="T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2" draw:text-style-name="P5" xml:id="id17" draw:id="id17" draw:layer="layout" svg:width="3.575cm" svg:height="1.013cm" svg:x="5.006cm" svg:y="10.026cm">
          <text:p text:style-name="P8"><text:span text:style-name="T3">文件夹</text:span><text:span text:style-name="T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2" draw:text-style-name="P5" xml:id="id26" draw:id="id26" draw:layer="layout" svg:width="3.575cm" svg:height="1.013cm" svg:x="25.759cm" svg:y="10.026cm">
          <text:p text:style-name="P8"><text:span text:style-name="T3">文件夹</text:span><text:span text:style-name="T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: 圆角 13" draw:style-name="gr5" draw:text-style-name="P9" xml:id="id20" draw:id="id20" draw:layer="layout" svg:width="13.414cm" svg:height="1.867cm" svg:x="10.653cm" svg:y="4.537cm">
          <text:p text:style-name="P4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直接连接符 15" draw:style-name="gr6" draw:text-style-name="P10" xml:id="id21" draw:id="id21" draw:layer="layout" svg:x1="12.971cm" svg:y1="4.566cm" svg:x2="12.972cm" svg:y2="6.434cm">
          <text:p/>
        </draw:line>
        <draw:line draw:name="直接连接符 18" draw:style-name="gr6" draw:text-style-name="P10" xml:id="id22" draw:id="id22" draw:layer="layout" svg:x1="15.441cm" svg:y1="4.537cm" svg:x2="15.442cm" svg:y2="6.397cm">
          <text:p/>
        </draw:line>
        <draw:line draw:name="直接连接符 19" draw:style-name="gr6" draw:text-style-name="P10" xml:id="id23" draw:id="id23" draw:layer="layout" svg:x1="17.96cm" svg:y1="4.537cm" svg:x2="17.961cm" svg:y2="6.397cm">
          <text:p/>
        </draw:line>
        <draw:line draw:name="直接连接符 20" draw:style-name="gr6" draw:text-style-name="P10" xml:id="id24" draw:id="id24" draw:layer="layout" svg:x1="20.48cm" svg:y1="4.566cm" svg:x2="20.481cm" svg:y2="6.488cm">
          <text:p/>
        </draw:line>
        <draw:custom-shape draw:name="文本框 25" draw:style-name="gr2" draw:text-style-name="P5" xml:id="id27" draw:id="id27" draw:layer="layout" svg:width="5.35cm" svg:height="1.013cm" svg:x="13.814cm" svg:y="8.571cm">
          <text:p text:style-name="P4"><text:span text:style-name="T4">Messge_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: 圆角 26" draw:style-name="gr5" draw:text-style-name="P9" xml:id="id28" draw:id="id28" draw:layer="layout" svg:width="13.426cm" svg:height="1.867cm" svg:x="10.653cm" svg:y="9.605cm">
          <text:p text:style-name="P4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直接连接符 27" draw:style-name="gr6" draw:text-style-name="P10" xml:id="id29" draw:id="id29" draw:layer="layout" svg:x1="12.937cm" svg:y1="9.605cm" svg:x2="12.938cm" svg:y2="11.473cm">
          <text:p/>
        </draw:line>
        <draw:line draw:name="直接连接符 28" draw:style-name="gr6" draw:text-style-name="P10" xml:id="id30" draw:id="id30" draw:layer="layout" svg:x1="15.441cm" svg:y1="9.605cm" svg:x2="15.442cm" svg:y2="11.473cm">
          <text:p/>
        </draw:line>
        <draw:line draw:name="直接连接符 29" draw:style-name="gr6" draw:text-style-name="P10" xml:id="id32" draw:id="id32" draw:layer="layout" svg:x1="20.48cm" svg:y1="9.605cm" svg:x2="20.481cm" svg:y2="11.473cm">
          <text:p/>
        </draw:line>
        <draw:line draw:name="直接连接符 30" draw:style-name="gr6" draw:text-style-name="P10" xml:id="id31" draw:id="id31" draw:layer="layout" svg:x1="17.96cm" svg:y1="9.605cm" svg:x2="17.961cm" svg:y2="11.473cm">
          <text:p/>
        </draw:line>
        <draw:custom-shape draw:name="文本框 31" draw:style-name="gr2" draw:text-style-name="P5" xml:id="id19" draw:id="id19" draw:layer="layout" svg:width="5.35cm" svg:height="1.013cm" svg:x="13.908cm" svg:y="3.231cm">
          <text:p text:style-name="P4"><text:span text:style-name="T4">Task_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2" draw:style-name="gr2" draw:text-style-name="P5" xml:id="id25" draw:id="id25" draw:layer="layout" svg:width="3.456cm" svg:height="0.758cm" svg:x="20.729cm" svg:y="5.142cm">
          <text:p text:style-name="P11"><text:span text:style-name="T5">Patch</text:span><text:span text:style-name="T5">文件路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3" draw:style-name="gr2" draw:text-style-name="P5" xml:id="id33" draw:id="id33" draw:layer="layout" svg:width="1.914cm" svg:height="1.013cm" svg:x="10.855cm" svg:y="9.946cm">
          <text:p text:style-name="P11"><text:span text:style-name="T4">ms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4" draw:style-name="gr2" draw:text-style-name="P5" draw:layer="layout" svg:width="3.575cm" svg:height="1.013cm" svg:x="5.006cm" svg:y="8.044cm">
          <text:p xml:id="id18" text:id="id18" text:style-name="P8"><text:span text:style-name="T3">A_B_p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18" anim:sub-item="text" svg:path="M -4.58333E-6 -2.59259E-6 L 0.6086 0.0007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标题幻灯片" presentation:presentation-page-layout-name="AL1T0">
        <draw:custom-shape draw:name="流程图: 准备 13" draw:style-name="gr7" draw:text-style-name="P12" draw:layer="layout" svg:width="3.328cm" svg:height="1.701cm" svg:x="2.195cm" svg:y="0.69cm">
          <text:p text:style-name="P4"><text:span text:style-name="T6">初始化</text:span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直接箭头连接符 15" draw:style-name="gr8" draw:text-style-name="P10" draw:layer="layout" svg:width="0.001cm" svg:height="1.701cm" svg:x="3.859cm" svg:y="2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过程 17" draw:style-name="gr7" draw:text-style-name="P12" draw:layer="layout" svg:width="3.525cm" svg:height="2.588cm" svg:x="2.195cm" svg:y="10.012cm">
          <text:p text:style-name="P4"><text:span text:style-name="T7">Fork</text:span><text:span text:style-name="T7">子线程并监听目录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决策 18" draw:style-name="gr7" draw:text-style-name="P12" draw:layer="layout" svg:width="5.252cm" svg:height="2.835cm" svg:x="1.233cm" svg:y="4.094cm">
          <text:p text:style-name="P4"><text:span text:style-name="T7">子线程</text:span><text:span text:style-name="T7">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直接箭头连接符 20" draw:style-name="gr8" draw:text-style-name="P10" draw:layer="layout" svg:width="3.229cm" svg:height="0.001cm" svg:x="6.486cm" svg:y="5.5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22" draw:style-name="gr8" draw:text-style-name="P10" draw:layer="layout" svg:width="0.001cm" svg:height="3.081cm" svg:x="3.857cm" svg:y="6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3" draw:style-name="gr2" draw:text-style-name="P5" draw:layer="layout" svg:width="2.095cm" svg:height="1.013cm" svg:x="6.683cm" svg:y="4.39cm">
          <text:p text:style-name="P4"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" draw:text-style-name="P5" draw:layer="layout" svg:width="1.207cm" svg:height="1.013cm" svg:x="3.859cm" svg:y="7.73cm">
          <text:p text:style-name="P11"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决策 26" draw:style-name="gr7" draw:text-style-name="P12" draw:layer="layout" svg:width="5.252cm" svg:height="2.835cm" svg:x="1.332cm" svg:y="14.505cm">
          <text:p text:style-name="P4"><text:span text:style-name="T7">目录变化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直接箭头连接符 27" draw:style-name="gr8" draw:text-style-name="P10" draw:layer="layout" svg:width="0.001cm" svg:height="1.902cm" svg:x="3.958cm" svg:y="12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连接符: 肘形 30" draw:style-name="gr8" draw:text-style-name="P10" draw:layer="layout" svg:width="0.862cm" svg:height="4.615cm" draw:transform="rotate (-3.14159265358979) translate (2.195cm 15.923cm)">
          <text:p/>
          <draw:enhanced-geometry draw:mirror-horizontal="true" draw:mirror-vertical="false" draw:text-areas="0 0 ?f2 ?f3" svg:viewBox="0 0 0 0" draw:type="ooxml-bentConnector3" draw:modifiers="-735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文本框 32" draw:style-name="gr2" draw:text-style-name="P5" draw:layer="layout" svg:width="2.095cm" svg:height="1.013cm" svg:x="0.284cm" svg:y="13.102cm">
          <text:p text:style-name="P4"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过程 35" draw:style-name="gr7" draw:text-style-name="P12" draw:layer="layout" svg:width="3.772cm" svg:height="2.318cm" svg:x="9.716cm" svg:y="4.353cm">
          <text:p text:style-name="P4"><text:span text:style-name="T7">子线程监听父线程消息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36" draw:style-name="gr8" draw:text-style-name="P10" draw:layer="layout" svg:width="3.229cm" svg:height="0.001cm" svg:x="13.489cm" svg:y="5.5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决策 37" draw:style-name="gr7" draw:text-style-name="P12" draw:layer="layout" svg:width="5.252cm" svg:height="2.835cm" svg:x="16.72cm" svg:y="4.094cm">
          <text:p text:style-name="P4"><text:span text:style-name="T7">消息</text:span><text:span text:style-name="T7">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连接符: 肘形 38" draw:style-name="gr8" draw:text-style-name="P10" draw:layer="layout" svg:width="10.369cm" svg:height="1.158cm" svg:x="11.601cm" svg:y="4.353cm">
          <text:p/>
          <draw:enhanced-geometry draw:mirror-horizontal="true" draw:mirror-vertical="true" draw:text-areas="0 0 ?f4 ?f5" svg:viewBox="0 0 0 0" draw:type="ooxml-bentConnector4" draw:modifiers="-6124 17709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文本框 42" draw:style-name="gr2" draw:text-style-name="P5" draw:layer="layout" svg:width="2.095cm" svg:height="1.013cm" svg:x="15.672cm" svg:y="2.352cm">
          <text:p text:style-name="P4"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3" draw:style-name="gr2" draw:text-style-name="P5" draw:layer="layout" svg:width="2.095cm" svg:height="1.013cm" svg:x="19.001cm" svg:y="7.646cm">
          <text:p text:style-name="P4"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44" draw:style-name="gr8" draw:text-style-name="P10" draw:layer="layout" svg:width="0.001cm" svg:height="2.859cm" svg:x="19.346cm" svg:y="6.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过程 47" draw:style-name="gr7" draw:text-style-name="P12" draw:layer="layout" svg:width="3.772cm" svg:height="2.318cm" svg:x="17.459cm" svg:y="9.79cm">
          <text:p text:style-name="P4"><text:span text:style-name="T6">子线程</text:span><text:span text:style-name="T6">execSync diff</text:span><text:span text:style-name="T6">目录生成</text:span><text:span text:style-name="T6">patch</text:span><text:span text:style-name="T6">文件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过程 48" draw:style-name="gr7" draw:text-style-name="P12" draw:layer="layout" svg:width="3.772cm" svg:height="2.318cm" svg:x="9.716cm" svg:y="14.763cm">
          <text:p text:style-name="P4"><text:span text:style-name="T7">新加的</text:span><text:span text:style-name="T7">B</text:span><text:span text:style-name="T7">目录路径传递给子线程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49" draw:style-name="gr8" draw:text-style-name="P10" draw:layer="layout" svg:width="3.131cm" svg:height="0.001cm" svg:x="6.584cm" svg:y="15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51" draw:style-name="gr2" draw:text-style-name="P5" draw:layer="layout" svg:width="2.095cm" svg:height="1.013cm" svg:x="6.819cm" svg:y="14.966cm">
          <text:p text:style-name="P4"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53" draw:style-name="gr8" draw:text-style-name="P10" draw:layer="layout" svg:width="0.001cm" svg:height="8.091cm" svg:x="11.603cm" svg:y="6.6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直接箭头连接符 55" draw:style-name="gr8" draw:text-style-name="P10" draw:layer="layout" svg:width="0.001cm" svg:height="2.018cm" svg:x="19.346cm" svg:y="12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过程 56" draw:style-name="gr7" draw:text-style-name="P12" draw:layer="layout" svg:width="3.871cm" svg:height="2.391cm" svg:x="17.459cm" svg:y="14.055cm">
          <text:p text:style-name="P4"><text:span text:style-name="T6">向消息队列</text:span><text:span text:style-name="T6">task_queue</text:span><text:span text:style-name="T6">传送</text:span><text:span text:style-name="T6">patch</text:span><text:span text:style-name="T6">文件路径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58" draw:style-name="gr8" draw:text-style-name="P10" draw:layer="layout" svg:width="2.884cm" svg:height="0.001cm" svg:x="21.331cm" svg:y="15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决策 60" draw:style-name="gr7" draw:text-style-name="P12" draw:layer="layout" svg:width="5.202cm" svg:height="2.801cm" svg:x="24.216cm" svg:y="13.849cm">
          <text:p text:style-name="P4"><text:span text:style-name="T8">从消息队列</text:span><text:span text:style-name="T8">message_queue</text:span><text:span text:style-name="T8">获取消息</text:span><text:span text:style-name="T8">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直接箭头连接符 66" draw:style-name="gr8" draw:text-style-name="P10" draw:layer="layout" svg:width="0.001cm" svg:height="2.541cm" svg:x="26.818cm" svg:y="11.3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文本框 67" draw:style-name="gr2" draw:text-style-name="P5" draw:layer="layout" svg:width="2.095cm" svg:height="1.013cm" svg:x="25.293cm" svg:y="12.286cm">
          <text:p text:style-name="P4"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8" draw:style-name="gr2" draw:text-style-name="P5" draw:layer="layout" svg:width="1.207cm" svg:height="1.013cm" svg:x="28.1cm" svg:y="17.341cm">
          <text:p text:style-name="P11"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70" draw:style-name="gr9" draw:text-style-name="P10" draw:layer="layout" svg:width="1.4cm" svg:height="2.601cm" draw:transform="rotate (-1.5707963267949) translate (29.418cm 15.25cm)">
          <text:p/>
          <draw:enhanced-geometry draw:mirror-horizontal="true" draw:mirror-vertical="true" draw:text-areas="0 0 ?f4 ?f5" svg:viewBox="0 0 0 0" draw:type="ooxml-bentConnector4" draw:modifiers="-45319 1244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流程图: 过程 72" draw:style-name="gr7" draw:text-style-name="P12" draw:layer="layout" svg:width="3.772cm" svg:height="2.318cm" svg:x="24.931cm" svg:y="8.988cm">
          <text:p text:style-name="P4"><text:span text:style-name="T7">子线程向父线程发送消息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74" draw:style-name="gr8" draw:text-style-name="P10" draw:layer="layout" svg:width="0.001cm" svg:height="2.318cm" svg:x="26.818cm" svg:y="6.6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流程图: 过程 77" draw:style-name="gr7" draw:text-style-name="P12" draw:layer="layout" svg:width="4.142cm" svg:height="2.576cm" svg:x="24.747cm" svg:y="4.094cm">
          <text:p text:style-name="P4"><text:span text:style-name="T7">父线程收到消息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79" draw:style-name="gr8" draw:text-style-name="P10" draw:layer="layout" svg:width="0.001cm" svg:height="1.725cm" svg:x="26.818cm" svg:y="2.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流程图: 终止 81" draw:style-name="gr7" draw:text-style-name="P12" draw:layer="layout" svg:width="4.376cm" svg:height="1.981cm" svg:x="24.629cm" svg:y="0.422cm">
          <text:p text:style-name="P4"><text:span text:style-name="T7">一个监听周期结束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文本框 82" draw:style-name="gr2" draw:text-style-name="P5" draw:layer="layout" svg:width="5.252cm" svg:height="1.013cm" svg:x="12.581cm" svg:y="0.515cm">
          <text:p text:style-name="P4"><text:span text:style-name="T9">生产环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标题幻灯片" presentation:presentation-page-layout-name="AL1T0">
        <draw:custom-shape draw:name="流程图: 准备 13" draw:style-name="gr7" draw:text-style-name="P12" draw:layer="layout" svg:width="3.328cm" svg:height="1.701cm" svg:x="2.195cm" svg:y="0.69cm">
          <text:p text:style-name="P8"><text:span text:style-name="T6">初始化</text:span></text:p>
          <draw:enhanced-geometry draw:mirror-horizontal="false" draw:mirror-vertical="false" drawooo:sub-view-size="10 10" draw:text-areas="?f5 0 ?f0 ?f3" svg:viewBox="0 0 0 0" draw:type="ooxml-flowChartPreparation" draw:enhanced-path="M 0 5 L 2 0 8 0 10 5 8 10 2 10 Z N">
            <draw:equation draw:name="f0" draw:formula="logwidth*4/5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5"/>
          </draw:enhanced-geometry>
        </draw:custom-shape>
        <draw:custom-shape draw:name="直接箭头连接符 15" draw:style-name="gr8" draw:text-style-name="P10" draw:layer="layout" svg:width="0.001cm" svg:height="1.701cm" svg:x="3.859cm" svg:y="2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流程图: 决策 18" draw:style-name="gr7" draw:text-style-name="P12" draw:layer="layout" svg:width="5.252cm" svg:height="2.835cm" svg:x="1.233cm" svg:y="4.094cm">
          <text:p text:style-name="P8"><text:span text:style-name="T7">task_queue</text:span><text:span text:style-name="T7">有消息</text:span><text:span text:style-name="T7">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直接箭头连接符 20" draw:style-name="gr8" draw:text-style-name="P10" draw:layer="layout" svg:width="3.229cm" svg:height="0.001cm" svg:x="6.486cm" svg:y="5.5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23" draw:style-name="gr2" draw:text-style-name="P5" draw:layer="layout" svg:width="2.095cm" svg:height="1.013cm" svg:x="6.683cm" svg:y="4.39cm">
          <text:p text:style-name="P8"><text:span text:style-name="T10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" draw:text-style-name="P5" draw:layer="layout" svg:width="1.207cm" svg:height="1.013cm" svg:x="1.591cm" svg:y="6.693cm">
          <text:p text:style-name="P13"><text:span text:style-name="T1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过程 35" draw:style-name="gr7" draw:text-style-name="P12" draw:layer="layout" svg:width="3.772cm" svg:height="2.318cm" svg:x="9.716cm" svg:y="4.353cm">
          <text:p text:style-name="P8"><text:span text:style-name="T7">sftp</text:span><text:span text:style-name="T7">从生产环境下载</text:span><text:span text:style-name="T7">patch</text:span><text:span text:style-name="T7">文件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过程 47" draw:style-name="gr7" draw:text-style-name="P12" draw:layer="layout" svg:width="5.4cm" svg:height="2.318cm" svg:x="17.459cm" svg:y="10.583cm">
          <text:p text:style-name="P8"><text:span text:style-name="T7">向</text:span><text:span text:style-name="T7">Message_queue</text:span><text:span text:style-name="T7">发送消息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53" draw:style-name="gr8" draw:text-style-name="P10" draw:layer="layout" svg:width="0.001cm" svg:height="3.76cm" svg:x="11.603cm" svg:y="6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55" draw:style-name="gr8" draw:text-style-name="P10" draw:layer="layout" svg:width="0.001cm" svg:height="2.45cm" svg:x="20.193cm" svg:y="12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" draw:style-name="gr2" draw:text-style-name="P5" draw:layer="layout" svg:width="4.117cm" svg:height="1.013cm" svg:x="14.66cm" svg:y="0.68cm">
          <text:p text:style-name="P4"><text:span text:style-name="T9">灾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3" draw:style-name="gr8" draw:text-style-name="P10" draw:layer="layout" svg:width="1.417cm" svg:height="2.625cm" draw:transform="rotate (-1.5707963267949) translate (3.857cm 5.512cm)">
          <text:p/>
          <draw:enhanced-geometry draw:mirror-horizontal="true" draw:mirror-vertical="false" draw:text-areas="0 0 ?f4 ?f5" svg:viewBox="0 0 0 0" draw:type="ooxml-bentConnector4" draw:modifiers="-44783 12417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流程图: 过程 45" draw:style-name="gr7" draw:text-style-name="P12" draw:layer="layout" svg:width="4.142cm" svg:height="2.576cm" svg:x="9.531cm" svg:y="10.454cm">
          <text:p text:style-name="P8"><text:span text:style-name="T7">execSync </text:span><text:span text:style-name="T7">将</text:span><text:span text:style-name="T7">patch</text:span><text:span text:style-name="T7">文件应用到</text:span><text:span text:style-name="T7">A</text:span><text:span text:style-name="T7">目录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7" draw:style-name="gr8" draw:text-style-name="P10" draw:layer="layout" svg:width="3.784cm" svg:height="0.001cm" svg:x="13.674cm" svg:y="11.7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流程图: 终止 10" draw:style-name="gr7" draw:text-style-name="P12" draw:layer="layout" svg:width="4.882cm" svg:height="2.215cm" svg:x="17.718cm" svg:y="15.25cm">
          <text:p text:style-name="P4"><text:span text:style-name="T7">一个</text:span><text:span text:style-name="T7">patch</text:span><text:span text:style-name="T7">周期结束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1" svg:font-family="等线"/>
    <style:font-face style:name="等线 Light" svg:font-family="'等线 Light'"/>
    <style:font-face style:name="等线4" svg:font-family="等线" style:font-family-generic="modern"/>
    <style:font-face style:name="思源黑体 Regular" svg:font-family="'思源黑体 Regular'" style:font-family-generic="swiss"/>
    <style:font-face style:name="等线2" svg:font-family="等线" style:font-family-generic="swiss"/>
    <style:font-face style:name="等距更纱黑体 SC1" svg:font-family="'等距更纱黑体 SC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等线" svg:font-family="等线" style:font-pitch="variable"/>
    <style:font-face style:name="宋体2" svg:font-family="宋体" style:font-family-generic="decorative" style:font-pitch="variable"/>
    <style:font-face style:name="等距更纱黑体 SC2" svg:font-family="'等距更纱黑体 SC'" style:font-family-generic="decorative" style:font-pitch="variable"/>
    <style:font-face style:name="Liberation Sans3" svg:font-family="'Liberation Sans'" style:font-family-generic="modern" style:font-pitch="variable"/>
    <style:font-face style:name="宋体1" svg:font-family="宋体" style:font-family-generic="modern" style:font-pitch="variable"/>
    <style:font-face style:name="思源黑体 Regular2" svg:font-family="'思源黑体 Regular'" style:font-family-generic="modern" style:font-pitch="variable"/>
    <style:font-face style:name="文泉驿微米黑1" svg:font-family="文泉驿微米黑" style:font-family-generic="modern" style:font-pitch="variable"/>
    <style:font-face style:name="等线3" svg:font-family="等线" style:font-family-generic="modern" style:font-pitch="variable"/>
    <style:font-face style:name="等距更纱黑体 SC" svg:font-family="'等距更纱黑体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思源黑体 Regular1" svg:font-family="'思源黑体 Regular'" style:font-family-generic="swiss" style:font-pitch="variable"/>
    <style:font-face style:name="文泉驿微米黑" svg:font-family="文泉驿微米黑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思源黑体 Regular3" svg:font-family="'思源黑体 Regular'" style:font-family-generic="modern" style:font-pitch="fixed"/>
    <style:font-face style:name="文泉驿微米黑2" svg:font-family="文泉驿微米黑" style:font-family-generic="modern" style:font-pitch="fixed"/>
  </office:font-face-decls>
  <office:styles>
    <draw:gradient draw:name="Gradient_20_2" draw:display-name="Gradient 2" draw:style="linear" draw:start-color="#71a6da" draw:end-color="#549ada" draw:start-intensity="100%" draw:end-intensity="100%" draw:angle="0" draw:border="0%"/>
    <draw:gradient draw:name="Gradient_20_3" draw:display-name="Gradient 3" draw:style="linear" draw:start-color="#b5d4a7" draw:end-color="#a9cd99" draw:start-intensity="100%" draw:end-intensity="100%" draw:angle="0" draw:border="0%"/>
    <draw:gradient draw:name="Gradient_20_4" draw:display-name="Gradient 4" draw:style="linear" draw:start-color="#f7bca4" draw:end-color="#f4b196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1" fo:font-family="等线" fo:font-size="28pt" fo:letter-spacing="normal" fo:language="zh" fo:country="CN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1" fo:font-family="等线" fo:font-size="18pt" fo:letter-spacing="normal" fo:language="zh" fo:country="CN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等线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等线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单</text:span><text:span text:style-name="MT1">击</text:span><text:span text:style-name="MT1">此</text:span><text:span text:style-name="MT1">处</text:span><text:span text:style-name="MT1">编</text:span><text:span text:style-name="MT1">辑</text:span><text:span text:style-name="MT1">母</text:span><text:span text:style-name="MT1">版</text:span><text:span text:style-name="MT1">标</text:span><text:span text:style-name="MT1">题</text:span><text:span text:style-name="MT1">样</text:span><text:span text:style-name="MT1">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8-07">8/7/18</text:date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4.848cm" svg:height="11.136cm" svg:x="3.075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生产环境数据同步灾备</dc:title>
    <meta:initial-creator>xi jianeng</meta:initial-creator>
    <meta:editing-cycles>22</meta:editing-cycles>
    <meta:creation-date>2018-07-31T03:32:23</meta:creation-date>
    <dc:date>2018-08-07T11:51:07.963919852</dc:date>
    <meta:editing-duration>PT4H32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